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2000000C6267C0A47.png" manifest:media-type="image/png"/>
  <manifest:file-entry manifest:full-path="Pictures/10000000000001F4000000DC17A83E9B.png" manifest:media-type="image/png"/>
  <manifest:file-entry manifest:full-path="Pictures/100000000000015E000000DC4B587C3A.png" manifest:media-type="image/png"/>
  <manifest:file-entry manifest:full-path="Pictures/100000000000015E000000DC3547311A.png" manifest:media-type="image/png"/>
  <manifest:file-entry manifest:full-path="Pictures/10000000000001F4000000DC813FC69A.png" manifest:media-type="image/png"/>
  <manifest:file-entry manifest:full-path="Pictures/100000000000015E000000DC851A85AB.png" manifest:media-type="image/png"/>
  <manifest:file-entry manifest:full-path="Pictures/100000000000015E000000DC12F1A31E.png" manifest:media-type="image/png"/>
  <manifest:file-entry manifest:full-path="Pictures/100000000000015E000000DC01993C77.png" manifest:media-type="image/png"/>
  <manifest:file-entry manifest:full-path="Pictures/10000000000001F4000000DC992D236E.png" manifest:media-type="image/png"/>
  <manifest:file-entry manifest:full-path="Pictures/10000000000001F4000000DC81A3065C.png" manifest:media-type="image/png"/>
  <manifest:file-entry manifest:full-path="Pictures/100000000000015E000000DCB1DB5786.png" manifest:media-type="image/png"/>
  <manifest:file-entry manifest:full-path="Pictures/100000000000015E000000DCA4DB756C.png" manifest:media-type="image/png"/>
  <manifest:file-entry manifest:full-path="Pictures/10000000000001F4000000DCE9D5C254.png" manifest:media-type="image/png"/>
  <manifest:file-entry manifest:full-path="Pictures/100000000000015E000000DC5E6967E0.png" manifest:media-type="image/png"/>
  <manifest:file-entry manifest:full-path="Pictures/10000000000001F4000000DC3CAD62D1.png" manifest:media-type="image/png"/>
  <manifest:file-entry manifest:full-path="Pictures/10000000000001F4000000DCD062C6C8.png" manifest:media-type="image/png"/>
  <manifest:file-entry manifest:full-path="Pictures/100000000000013B000000C69F9FE3FF.png" manifest:media-type="image/png"/>
  <manifest:file-entry manifest:full-path="Pictures/100000000000015E000000DC277E3512.png" manifest:media-type="image/png"/>
  <manifest:file-entry manifest:full-path="Pictures/10000000000001F4000000DC625D86DD.png" manifest:media-type="image/png"/>
  <manifest:file-entry manifest:full-path="Pictures/10000000000001F4000000DC3E8C742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602cm" fo:margin-left="0cm" table:align="left"/>
    </style:style>
    <style:style style:name="Table1.A" style:family="table-column">
      <style:table-column-properties style:column-width="10.5cm"/>
    </style:style>
    <style:style style:name="Table1.B" style:family="table-column">
      <style:table-column-properties style:column-width="7.1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5.292cm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1" text:anchor-type="paragraph" svg:width="10.306cm" svg:height="4.533cm" draw:z-index="0"><draw:image xlink:href="Pictures/10000000000001F4000000DC3E8C7424.png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1" draw:name="Image2" text:anchor-type="paragraph" svg:width="6.907cm" svg:height="4.341cm" draw:z-index="1"><draw:image xlink:href="Pictures/100000000000015E000000DC277E3512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3" text:anchor-type="paragraph" svg:width="10.306cm" svg:height="4.533cm" draw:z-index="2"><draw:image xlink:href="Pictures/10000000000001F4000000DCD062C6C8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4" text:anchor-type="paragraph" svg:width="6.907cm" svg:height="4.341cm" draw:z-index="3"><draw:image xlink:href="Pictures/100000000000015E000000DC5E6967E0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5" text:anchor-type="paragraph" svg:width="10.306cm" svg:height="4.533cm" draw:z-index="4"><draw:image xlink:href="Pictures/10000000000001F4000000DCE9D5C254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6" text:anchor-type="paragraph" svg:width="6.907cm" svg:height="4.341cm" draw:z-index="5"><draw:image xlink:href="Pictures/100000000000015E000000DCB1DB5786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7" text:anchor-type="paragraph" svg:width="10.306cm" svg:height="4.533cm" draw:z-index="6"><draw:image xlink:href="Pictures/10000000000001F4000000DC81A3065C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8" text:anchor-type="paragraph" svg:width="6.907cm" svg:height="4.341cm" draw:z-index="7"><draw:image xlink:href="Pictures/100000000000015E000000DC01993C77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1" draw:name="Image9" text:anchor-type="paragraph" svg:width="10.306cm" svg:height="4.533cm" draw:z-index="8"><draw:image xlink:href="Pictures/10000000000001F4000000DC992D236E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10" text:anchor-type="paragraph" svg:width="6.907cm" svg:height="4.341cm" draw:z-index="9"><draw:image xlink:href="Pictures/100000000000015E000000DC851A85A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11" text:anchor-type="paragraph" svg:width="10.306cm" svg:height="4.533cm" draw:z-index="10"><draw:image xlink:href="Pictures/10000000000001F4000000DC625D86DD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12" text:anchor-type="paragraph" svg:width="6.907cm" svg:height="4.341cm" draw:z-index="11"><draw:image xlink:href="Pictures/100000000000015E000000DC12F1A31E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13" text:anchor-type="paragraph" svg:width="10.306cm" svg:height="4.533cm" draw:z-index="12"><draw:image xlink:href="Pictures/10000000000001F4000000DC813FC69A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14" text:anchor-type="paragraph" svg:width="6.907cm" svg:height="4.341cm" draw:z-index="13"><draw:image xlink:href="Pictures/100000000000015E000000DC3547311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15" text:anchor-type="paragraph" svg:width="10.306cm" svg:height="4.533cm" draw:z-index="14"><draw:image xlink:href="Pictures/10000000000001F4000000DC3CAD62D1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16" text:anchor-type="paragraph" svg:width="6.907cm" svg:height="4.341cm" draw:z-index="15"><draw:image xlink:href="Pictures/100000000000015E000000DCA4DB756C.png" xlink:type="simple" xlink:show="embed" xlink:actuate="onLoad"/></draw:frame></text:p>
          </table:table-cell>
        </table:table-row>
        <text:soft-page-break/>
        <table:table-row table:style-name="Table1.9">
          <table:table-cell table:style-name="Table1.A2" office:value-type="string">
            <text:p text:style-name="Table_20_Contents"><draw:frame draw:style-name="fr1" draw:name="Image17" text:anchor-type="paragraph" svg:width="10.306cm" svg:height="4.533cm" draw:z-index="16"><draw:image xlink:href="Pictures/10000000000001F4000000DC17A83E9B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18" text:anchor-type="paragraph" svg:width="6.907cm" svg:height="4.341cm" draw:z-index="17"><draw:image xlink:href="Pictures/100000000000015E000000DC4B587C3A.png" xlink:type="simple" xlink:show="embed" xlink:actuate="onLoad"/></draw:frame></text:p>
          </table:table-cell>
        </table:table-row>
        <table:table-row table:style-name="Table1.9">
          <table:table-cell table:style-name="Table1.A2" office:value-type="string">
            <text:p text:style-name="Table_20_Contents"><draw:frame draw:style-name="fr1" draw:name="Image19" text:anchor-type="paragraph" svg:width="10.306cm" svg:height="4.533cm" draw:z-index="18"><draw:image xlink:href="Pictures/10000000000001C2000000C6267C0A47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20" text:anchor-type="paragraph" svg:width="6.907cm" svg:height="4.341cm" draw:z-index="19"><draw:image xlink:href="Pictures/100000000000013B000000C69F9FE3FF.png" xlink:type="simple" xlink:show="embed" xlink:actuate="onLoad"/></draw:frame></text:p>
          </table:table-cell>
        </table:table-row>
        <table:table-row table:style-name="Table1.9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4:57:28.480341796</meta:creation-date>
    <dc:date>2014-07-01T15:19:19.211012741</dc:date>
    <meta:editing-duration>P1DT15M14S</meta:editing-duration>
    <meta:editing-cycles>2</meta:editing-cycles>
    <meta:generator>LibreOffice/4.2.2.1$Linux_X86_64 LibreOffice_project/3be8cda0bddd8e430d8cda1ebfd581265cca5a0f</meta:generator>
    <meta:document-statistic meta:table-count="1" meta:image-count="20" meta:object-count="0" meta:page-count="3" meta:paragraph-count="0" meta:word-count="0" meta:character-count="0" meta:non-whitespace-character-count="0"/>
  </office:meta>
</office:document-meta>
</file>